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Nx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N_</text:p>
          </table:table-cell>
          <table:table-cell office:value-type="string" calcext:value-type="string">
            <text:p>R/L</text:p>
          </table:table-cell>
          <table:table-cell office:value-type="string" calcext:value-type="string">
            <text:p>L^2*rho_</text:p>
          </table:table-cell>
          <table:table-cell office:value-type="string" calcext:value-type="string">
            <text:p>Halved N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formula="of:=[.A2]*[.A2]*(3.14159/4)" office:value-type="float" office:value="1590.4299375" calcext:value-type="float">
            <text:p>1590.4299375</text:p>
          </table:table-cell>
          <table:table-cell table:formula="of:=([.B2]*0.5)" office:value-type="float" office:value="7.5" calcext:value-type="float">
            <text:p>7.5</text:p>
          </table:table-cell>
          <table:table-cell table:formula="of:=[.C2]/(3.14159*([.B2]/2)^2)" office:value-type="float" office:value="9" calcext:value-type="float">
            <text:p>9</text:p>
          </table:table-cell>
          <table:table-cell table:formula="of:=[.E2]/2" office:value-type="float" office:value="4.5" calcext:value-type="float">
            <text:p>4.5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[.A3]*[.A3]*(3.14159/4)" office:value-type="float" office:value="1963.49375" calcext:value-type="float">
            <text:p>1963.49375</text:p>
          </table:table-cell>
          <table:table-cell table:formula="of:=([.B3]*0.5)" office:value-type="float" office:value="7.5" calcext:value-type="float">
            <text:p>7.5</text:p>
          </table:table-cell>
          <table:table-cell table:formula="of:=[.C3]/(3.14159*([.B3]/2)^2)" office:value-type="float" office:value="11.1111111111111" calcext:value-type="float">
            <text:p>11.1111111111</text:p>
          </table:table-cell>
          <table:table-cell table:formula="of:=[.E3]/2" office:value-type="float" office:value="5.55555555555556" calcext:value-type="float">
            <text:p>5.5555555556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table:formula="of:=[.A4]*[.A4]*(3.14159/4)" office:value-type="float" office:value="2827.431" calcext:value-type="float">
            <text:p>2827.431</text:p>
          </table:table-cell>
          <table:table-cell table:formula="of:=([.B4]*0.5)" office:value-type="float" office:value="7.5" calcext:value-type="float">
            <text:p>7.5</text:p>
          </table:table-cell>
          <table:table-cell table:formula="of:=[.C4]/(3.14159*([.B4]/2)^2)" office:value-type="float" office:value="16" calcext:value-type="float">
            <text:p>16</text:p>
          </table:table-cell>
          <table:table-cell table:formula="of:=[.E4]/2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table:formula="of:=[.A5]*[.A5]*(3.14159/4)" office:value-type="float" office:value="3848.44775" calcext:value-type="float">
            <text:p>3848.44775</text:p>
          </table:table-cell>
          <table:table-cell table:formula="of:=([.B5]*0.5)" office:value-type="float" office:value="7.5" calcext:value-type="float">
            <text:p>7.5</text:p>
          </table:table-cell>
          <table:table-cell table:formula="of:=[.C5]/(3.14159*([.B5]/2)^2)" office:value-type="float" office:value="21.7777777777778" calcext:value-type="float">
            <text:p>21.7777777778</text:p>
          </table:table-cell>
          <table:table-cell table:formula="of:=[.E5]/2" office:value-type="float" office:value="10.8888888888889" calcext:value-type="float">
            <text:p>10.8888888889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table:formula="of:=[.A6]*[.A6]*(3.14159/4)" office:value-type="float" office:value="1590.4299375" calcext:value-type="float">
            <text:p>1590.4299375</text:p>
          </table:table-cell>
          <table:table-cell table:formula="of:=([.B6]*0.5)" office:value-type="float" office:value="8" calcext:value-type="float">
            <text:p>8</text:p>
          </table:table-cell>
          <table:table-cell table:formula="of:=[.C6]/(3.14159*([.B6]/2)^2)" office:value-type="float" office:value="7.91015625" calcext:value-type="float">
            <text:p>7.91015625</text:p>
          </table:table-cell>
          <table:table-cell table:formula="of:=[.E6]/2" office:value-type="float" office:value="3.955078125" calcext:value-type="float">
            <text:p>3.955078125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table:formula="of:=[.A7]*[.A7]*(3.14159/4)" office:value-type="float" office:value="1963.49375" calcext:value-type="float">
            <text:p>1963.49375</text:p>
          </table:table-cell>
          <table:table-cell table:formula="of:=([.B7]*0.5)" office:value-type="float" office:value="8" calcext:value-type="float">
            <text:p>8</text:p>
          </table:table-cell>
          <table:table-cell table:formula="of:=[.C7]/(3.14159*([.B7]/2)^2)" office:value-type="float" office:value="9.765625" calcext:value-type="float">
            <text:p>9.765625</text:p>
          </table:table-cell>
          <table:table-cell table:formula="of:=[.E7]/2" office:value-type="float" office:value="4.8828125" calcext:value-type="float">
            <text:p>4.8828125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table:formula="of:=[.A8]*[.A8]*(3.14159/4)" office:value-type="float" office:value="2827.431" calcext:value-type="float">
            <text:p>2827.431</text:p>
          </table:table-cell>
          <table:table-cell table:formula="of:=([.B8]*0.5)" office:value-type="float" office:value="8" calcext:value-type="float">
            <text:p>8</text:p>
          </table:table-cell>
          <table:table-cell table:formula="of:=[.C8]/(3.14159*([.B8]/2)^2)" office:value-type="float" office:value="14.0625" calcext:value-type="float">
            <text:p>14.0625</text:p>
          </table:table-cell>
          <table:table-cell table:formula="of:=[.E8]/2" office:value-type="float" office:value="7.03125" calcext:value-type="float">
            <text:p>7.03125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table:formula="of:=[.A9]*[.A9]*(3.14159/4)" office:value-type="float" office:value="3848.44775" calcext:value-type="float">
            <text:p>3848.44775</text:p>
          </table:table-cell>
          <table:table-cell table:formula="of:=([.B9]*0.5)" office:value-type="float" office:value="8" calcext:value-type="float">
            <text:p>8</text:p>
          </table:table-cell>
          <table:table-cell table:formula="of:=[.C9]/(3.14159*([.B9]/2)^2)" office:value-type="float" office:value="19.140625" calcext:value-type="float">
            <text:p>19.140625</text:p>
          </table:table-cell>
          <table:table-cell table:formula="of:=[.E9]/2" office:value-type="float" office:value="9.5703125" calcext:value-type="float">
            <text:p>9.570312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table:formula="of:=[.A10]*[.A10]*(3.14159/4)" office:value-type="float" office:value="1590.4299375" calcext:value-type="float">
            <text:p>1590.4299375</text:p>
          </table:table-cell>
          <table:table-cell table:formula="of:=([.B10]*0.5)" office:value-type="float" office:value="8.5" calcext:value-type="float">
            <text:p>8.5</text:p>
          </table:table-cell>
          <table:table-cell table:formula="of:=[.C10]/(3.14159*([.B10]/2)^2)" office:value-type="float" office:value="7.00692041522491" calcext:value-type="float">
            <text:p>7.0069204152</text:p>
          </table:table-cell>
          <table:table-cell table:formula="of:=[.E10]/2" office:value-type="float" office:value="3.50346020761246" calcext:value-type="float">
            <text:p>3.5034602076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table:formula="of:=[.A11]*[.A11]*(3.14159/4)" office:value-type="float" office:value="1963.49375" calcext:value-type="float">
            <text:p>1963.49375</text:p>
          </table:table-cell>
          <table:table-cell table:formula="of:=([.B11]*0.5)" office:value-type="float" office:value="8.5" calcext:value-type="float">
            <text:p>8.5</text:p>
          </table:table-cell>
          <table:table-cell table:formula="of:=[.C11]/(3.14159*([.B11]/2)^2)" office:value-type="float" office:value="8.65051903114187" calcext:value-type="float">
            <text:p>8.6505190311</text:p>
          </table:table-cell>
          <table:table-cell table:formula="of:=[.E11]/2" office:value-type="float" office:value="4.32525951557093" calcext:value-type="float">
            <text:p>4.3252595156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table:formula="of:=[.A12]*[.A12]*(3.14159/4)" office:value-type="float" office:value="2827.431" calcext:value-type="float">
            <text:p>2827.431</text:p>
          </table:table-cell>
          <table:table-cell table:formula="of:=([.B12]*0.5)" office:value-type="float" office:value="8.5" calcext:value-type="float">
            <text:p>8.5</text:p>
          </table:table-cell>
          <table:table-cell table:formula="of:=[.C12]/(3.14159*([.B12]/2)^2)" office:value-type="float" office:value="12.4567474048443" calcext:value-type="float">
            <text:p>12.4567474048</text:p>
          </table:table-cell>
          <table:table-cell table:formula="of:=[.E12]/2" office:value-type="float" office:value="6.22837370242215" calcext:value-type="float">
            <text:p>6.2283737024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7" calcext:value-type="float">
            <text:p>17</text:p>
          </table:table-cell>
          <table:table-cell table:formula="of:=[.A13]*[.A13]*(3.14159/4)" office:value-type="float" office:value="3848.44775" calcext:value-type="float">
            <text:p>3848.44775</text:p>
          </table:table-cell>
          <table:table-cell table:formula="of:=([.B13]*0.5)" office:value-type="float" office:value="8.5" calcext:value-type="float">
            <text:p>8.5</text:p>
          </table:table-cell>
          <table:table-cell table:formula="of:=[.C13]/(3.14159*([.B13]/2)^2)" office:value-type="float" office:value="16.9550173010381" calcext:value-type="float">
            <text:p>16.955017301</text:p>
          </table:table-cell>
          <table:table-cell table:formula="of:=[.E13]/2" office:value-type="float" office:value="8.47750865051903" calcext:value-type="float">
            <text:p>8.477508650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[.A14]*[.A14]*(3.14159/4)" office:value-type="float" office:value="78.53975" calcext:value-type="float">
            <text:p>78.53975</text:p>
          </table:table-cell>
          <table:table-cell table:formula="of:=([.B14]*0.5)" office:value-type="float" office:value="2" calcext:value-type="float">
            <text:p>2</text:p>
          </table:table-cell>
          <table:table-cell table:formula="of:=[.C14]/(3.14159*([.B14]/2)^2)" office:value-type="float" office:value="6.25" calcext:value-type="float">
            <text:p>6.25</text:p>
          </table:table-cell>
          <table:table-cell table:formula="of:=[.E14]/2" office:value-type="float" office:value="3.125" calcext:value-type="float">
            <text:p>3.125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.6" calcext:value-type="float">
            <text:p>7.6</text:p>
          </table:table-cell>
          <table:table-cell table:formula="of:=[.A15]*[.A15]*(3.14159/4)" office:value-type="float" office:value="314.159" calcext:value-type="float">
            <text:p>314.159</text:p>
          </table:table-cell>
          <table:table-cell table:formula="of:=([.B15]*0.5)" office:value-type="float" office:value="3.8" calcext:value-type="float">
            <text:p>3.8</text:p>
          </table:table-cell>
          <table:table-cell table:formula="of:=[.C15]/(3.14159*([.B15]/2)^2)" office:value-type="float" office:value="6.92520775623269" calcext:value-type="float">
            <text:p>6.9252077562</text:p>
          </table:table-cell>
          <table:table-cell table:formula="of:=[.E15]/2" office:value-type="float" office:value="3.46260387811634" calcext:value-type="float">
            <text:p>3.462603878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8">0000-00-00</text:date>, <text:time style:data-style-name="N2" text:time-value="11:30:30.7891770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4T22:01:23.400393436</meta:creation-date>
    <dc:date>2018-09-28T11:30:36.657986302</dc:date>
    <meta:editing-duration>PT26M51S</meta:editing-duration>
    <meta:editing-cycles>3</meta:editing-cycles>
    <meta:generator>LibreOffice/5.1.6.2$Linux_X86_64 LibreOffice_project/10m0$Build-2</meta:generator>
    <meta:document-statistic meta:table-count="1" meta:cell-count="91" meta:object-count="0"/>
  </office:meta>
</office:document-meta>
</file>